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4"/>
    <style:style style:name="P3" style:family="paragraph" style:parent-style-name="Text_20_body">
      <style:paragraph-properties fo:background-color="#e6e6e6">
        <style:background-image/>
      </style:paragraph-properties>
      <style:text-properties fo:font-size="10pt" fo:font-weight="bold" style:font-size-asian="10pt" style:font-weight-asian="bold" style:font-size-complex="10pt" style:font-weight-complex="bold"/>
    </style:style>
    <style:style style:name="P4" style:family="paragraph" style:parent-style-name="Text_20_body" style:list-style-name="L5">
      <style:paragraph-properties fo:margin-top="0cm" fo:margin-bottom="0cm"/>
    </style:style>
    <style:style style:name="P5" style:family="paragraph" style:parent-style-name="Heading_20_1">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xCAP jQuery Widget Draft Specification</text:h>
      <text:p text:style-name="Standard"/>
      <text:h text:style-name="Heading_20_2" text:outline-level="2">Overview and Goals</text:h>
      <text:p text:style-name="Text_20_body">InfoDev will produce a jQuery-based widget for the easy display of OxCAP Course data. This will take a JSON or JSONP feed from <text:a xlink:type="simple" xlink:href="https://course.data.ox.ac.uk/">https://course.data.ox.ac.uk</text:a> for a unit's courses, and display a subset of them (e.g. the next 10 upcoming course titles, dates, and their locations) in a convenient form for inclusion on a webpage. Units will be able to embed our jQuery in their pages and have control over what information is displayed, and style it with straightforward CSS. The intent is for this to be used by webmasters of course-providing units to give them an easy way to embed always up-to-date information about the courses in their websites.</text:p>
      <text:h text:style-name="Heading_20_2" text:outline-level="2">Deliverables</text:h>
      <text:list xml:id="list631028280" text:style-name="L1">
        <text:list-item>
          <text:p text:style-name="P1">A jQuery-based plugin with clear mechanisms for controlling what information from the OxCAP-xcri feed is displayed and how it can be styled.</text:p>
        </text:list-item>
        <text:list-item>
          <text:p text:style-name="P1">Documentation of all the features of the above.</text:p>
        </text:list-item>
        <text:list-item>
          <text:p text:style-name="P1">Examples of at least two ways to use the plugin (as main page content and as side-bar content) showing a different amount of detail and illustrating use of the main configuration options.</text:p>
        </text:list-item>
        <text:list-item>
          <text:p text:style-name="P1">Examples of at least one CSS stylesheet demonstrating styling of all the main CSS classes used. The default out-of-the-box styling should be clean and clear and designed to fit in with Oxford branding.</text:p>
        </text:list-item>
        <text:list-item>
          <text:p text:style-name="P1">An easy to download package of all of the above to be made available to webmasters at the University of Oxford with all materials licensed with an appropriate open licence.</text:p>
        </text:list-item>
      </text:list>
      <text:h text:style-name="Heading_20_2" text:outline-level="2">Technologies</text:h>
      <text:p text:style-name="Text_20_body">The widget will be written in Javascript/jQuery and work with recent versions of jQuery and should be guaranteed to work with the current release of jQuery at the time of completion (currently ver 1.8.2) and a minified copy of this will be provided as part of the download package.</text:p>
      <text:h text:style-name="Heading_20_2" text:outline-level="2">Documentation</text:h>
      <text:p text:style-name="Text_20_body">Detailed documentation will be provided as HTML to sit alongside the jQuery plugin in the downloaded package and will be provided online. This will give examples of the most common uses.</text:p>
      <text:h text:style-name="Heading_20_2" text:outline-level="2">Overall Features</text:h>
      <text:p text:style-name="Text_20_body">The widget will be able to: </text:p>
      <text:list xml:id="list1574560597" text:style-name="L4">
        <text:list-item>
          <text:p text:style-name="P2">Should work in the last couple major versions of the most popular browsers</text:p>
        </text:list-item>
        <text:list-item>
          <text:p text:style-name="P2">read a JSON/JSONP feed from <text:a xlink:type="simple" xlink:href="https://course.data.ox.ac.uk/">https://course.data.ox.ac.uk/</text:a> on document load for display in that document </text:p>
        </text:list-item>
        <text:list-item>
          <text:p text:style-name="P2">as an alternative it should be able to load a local copy of that same JSON data if provided</text:p>
        </text:list-item>
        <text:list-item>
          <text:p text:style-name="P2">be able to display different information from the same feed on different locations on the <text:soft-page-break/>same web page (e.g. a main page content and sidebar content view) by having multiple calls to a $.OxCAP() function. </text:p>
        </text:list-item>
        <text:list-item>
          <text:p text:style-name="P2">link to a map on data.ox/oxpoints showing the locations of courses in the feed (which have oxpoints IDs) [If data.ox can provide this.]</text:p>
        </text:list-item>
      </text:list>
      <text:p text:style-name="Text_20_body">There will be parameters enabling the widget to:</text:p>
      <text:list xml:id="list43702651" text:continue-numbering="true" text:style-name="L4">
        <text:list-item>
          <text:p text:style-name="P2">specify the element which the widget-provided information will be located</text:p>
        </text:list-item>
        <text:list-item>
          <text:p text:style-name="P2">toggle on/off by parameters the display of any of the information available in the feed</text:p>
        </text:list-item>
        <text:list-item>
          <text:p text:style-name="P2">provide a new title/subtitle/description for the feed (e.g. 'Courses You May Be Interested In' or 'Dept X Courses') that is different from the title/etc in the feed</text:p>
        </text:list-item>
        <text:list-item>
          <text:p text:style-name="P2">toggle whether past presentations of courses will be displayed (e.g. whether you see courses that have already run)</text:p>
        </text:list-item>
        <text:list-item>
          <text:p text:style-name="P2">be able to limit, filter, and sort the display of course presentations in multiple manners (e.g. the last ten, but also only within a specific date range, or a relative date range from a date (or today's date) for example:</text:p>
          <text:list>
            <text:list-item>
              <text:p text:style-name="P2">by number displayed (show 10)</text:p>
            </text:list-item>
            <text:list-item>
              <text:p text:style-name="P2">by most recent / oldest</text:p>
            </text:list-item>
            <text:list-item>
              <text:p text:style-name="P2">by date range or relative date, start/end date</text:p>
            </text:list-item>
            <text:list-item>
              <text:p text:style-name="P2">by venue, oxpoints id or other location</text:p>
            </text:list-item>
            <text:list-item>
              <text:p text:style-name="P2">by number of places, whether there are prerequisites(or not)</text:p>
            </text:list-item>
            <text:list-item>
              <text:p text:style-name="P2">by title alphabetically</text:p>
            </text:list-item>
            <text:list-item>
              <text:p text:style-name="P2">by subject</text:p>
            </text:list-item>
          </text:list>
        </text:list-item>
        <text:list-item>
          <text:p text:style-name="P2">toggle whether individual presentations are grouped with others for that course or each treated separately; and whether course information is repeated with each presentation</text:p>
        </text:list-item>
        <text:list-item>
          <text:p text:style-name="P2">toggle whether presentation titles are transformed to links, and whether venue names are transformed to links, where a suitable link is provided in the feed</text:p>
        </text:list-item>
        <text:list-item>
          <text:p text:style-name="P2">order the information provided for each presentation (e.g. do I want it 'title', 'location', 'date' or 'date', 'location', 'title') </text:p>
        </text:list-item>
        <text:list-item>
          <text:p text:style-name="P2">toggle whether any embedded html (e.g. in descriptions) is passed through or not</text:p>
        </text:list-item>
      </text:list>
      <text:p text:style-name="Text_20_body"/>
      <text:h text:style-name="Heading_20_2" text:outline-level="2">Information Provided</text:h>
      <text:p text:style-name="Text_20_body">The widget will at least be able to globally toggle on or off display of the following information on for courses and presentations if present in the feed:</text:p>
      <text:list xml:id="list1132049418" text:style-name="L5">
        <text:list-item>
          <text:p text:style-name="P4">feed identifier </text:p>
        </text:list-item>
        <text:list-item>
          <text:p text:style-name="P4">feed URLs</text:p>
        </text:list-item>
        <text:list-item>
          <text:p text:style-name="P4">feed title</text:p>
        </text:list-item>
        <text:list-item>
          <text:p text:style-name="P4">feed description</text:p>
        </text:list-item>
        <text:list-item>
          <text:p text:style-name="P4">feed provider identifier(s) </text:p>
        </text:list-item>
        <text:list-item>
          <text:p text:style-name="P4">feed provider URLs</text:p>
        </text:list-item>
        <text:list-item>
          <text:p text:style-name="P4">feed provider title</text:p>
        </text:list-item>
        <text:list-item>
          <text:p text:style-name="P4">feed provider description</text:p>
        </text:list-item>
        <text:list-item>
          <text:p text:style-name="P4"><text:soft-page-break/>course identifier(s)</text:p>
        </text:list-item>
        <text:list-item>
          <text:p text:style-name="P4">course title</text:p>
        </text:list-item>
        <text:list-item>
          <text:p text:style-name="P4">course description</text:p>
        </text:list-item>
        <text:list-item>
          <text:p text:style-name="P4">course URLs</text:p>
        </text:list-item>
        <text:list-item>
          <text:p text:style-name="P4">course objective</text:p>
        </text:list-item>
        <text:list-item>
          <text:p text:style-name="P4">course regulations</text:p>
        </text:list-item>
        <text:list-item>
          <text:p text:style-name="P4">course subject</text:p>
        </text:list-item>
        <text:list-item>
          <text:p text:style-name="P4">presentation identifier(s)</text:p>
        </text:list-item>
        <text:list-item>
          <text:p text:style-name="P4">presentation title</text:p>
        </text:list-item>
        <text:list-item>
          <text:p text:style-name="P4">presentation description</text:p>
        </text:list-item>
        <text:list-item>
          <text:p text:style-name="P4">presentation start date</text:p>
        </text:list-item>
        <text:list-item>
          <text:p text:style-name="P4">presentation end date</text:p>
        </text:list-item>
        <text:list-item>
          <text:p text:style-name="P4">presentation URL</text:p>
        </text:list-item>
        <text:list-item>
          <text:p text:style-name="P4">presentation places available</text:p>
        </text:list-item>
        <text:list-item>
          <text:p text:style-name="P4">presentation applyTo</text:p>
        </text:list-item>
        <text:list-item>
          <text:p text:style-name="P4">presentation venue</text:p>
        </text:list-item>
        <text:list-item>
          <text:p text:style-name="P4">presentation venue identifier</text:p>
        </text:list-item>
        <text:list-item>
          <text:p text:style-name="P4">presentation venue title</text:p>
        </text:list-item>
        <text:list-item>
          <text:p text:style-name="P4">presentation venue description</text:p>
        </text:list-item>
        <text:list-item>
          <text:p text:style-name="P4">presentation venue location</text:p>
        </text:list-item>
        <text:list-item>
          <text:p text:style-name="P4">presentation venue URL</text:p>
        </text:list-item>
      </text:list>
      <text:p text:style-name="Text_20_body"/>
      <text:p text:style-name="Text_20_body">Instantiation of an OxCAP widget may look something like:</text:p>
      <text:p text:style-name="P3"><text:tab/><text:tab/>$.OxCAP({<text:line-break/><text:tab/><text:tab/><text:tab/>source: "http://queryurl.to.data.ox.here",<text:line-break/><text:tab/><text:tab/><text:tab/>sourceFallbackMsg: "Course Information Currently Not Available”,<text:line-break/><text:tab/><text:tab/><text:tab/>element: "div#oxcap1",<text:line-break/><text:tab/><text:tab/><text:tab/>title: "Courses for Unit X",<text:line-break/><text:tab/><text:tab/><text:tab/>showPresentationTitle: "true",<text:line-break/><text:tab/><text:tab/><text:tab/>showPresentationDescription: "false",<text:line-break/><text:tab/><text:tab/><text:tab/>showCourseSubject: "true",<text:line-break/><text:tab/><text:tab/><text:tab/>showPresentations: "true",<text:line-break/><text:tab/><text:tab/><text:tab/>showPastPresentations: "false",<text:line-break/><text:tab/><text:tab/><text:tab/>limitNumberTo: 10,<text:line-break/><text:tab/><text:tab/><text:tab/>sortBy: "startDate",<text:line-break/><text:tab/><text:tab/><text:tab/>showPresentationVenue: "true",<text:line-break/><text:tab/><text:tab/><text:tab/>venueIsLink: "true"<text:line-break/><text:tab/><text:tab/><text:tab/>});</text:p>
      <text:p text:style-name="P3"/>
      <text:p text:style-name="Text_20_body"/>
      <text:h text:style-name="Heading_20_2" text:outline-level="2">Styling</text:h>
      <text:p text:style-name="Text_20_body">Each piece of information will be provided with a clear and consistently-named HTML class based on the same name used to toggle this piece of information in the jQuery. (e.g. if showCourseSubject is toggled to 'true' then a &lt;span class="OxCAPCourseSubject"&gt;subject here&lt;/span&gt; will be added to the output and a sensible default styling will already be provided for this in the bundled CSS. All CSS classes that will be generated will be documented along with their default styling in the bundled stylesheet.</text:p>
      <text:h text:style-name="Heading_20_2" text:outline-level="2"><text:soft-page-break/>Future Updates</text:h>
      <text:p text:style-name="Text_20_body">InfoDev will spend up to two full person-days fixing major functionality blocking bugs reported within 6 months of the end of the OxCAP project provided. Feature requests and bug fixes over and above this will not be done except as separate chargeable work. At delivery the widget ownership and overall responsibility will transfer to the OxCAP project manag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Kai CN"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Kai CN"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Cummings</meta:initial-creator>
    <meta:creation-date>2012-10-04T17:19:50</meta:creation-date>
    <dc:date>2012-10-04T19:13:22</dc:date>
    <dc:creator>James Cummings</dc:creator>
    <meta:editing-duration>PT5M20S</meta:editing-duration>
    <meta:editing-cycles>1</meta:editing-cycles>
    <meta:document-statistic meta:table-count="0" meta:image-count="0" meta:object-count="0" meta:page-count="4" meta:paragraph-count="74" meta:word-count="1016" meta:character-count="6304" meta:non-whitespace-character-count="5367"/>
    <meta:generator>LibreOffice/3.5$Linux_x86 LibreOffice_project/350m1$Build-2</meta:generator>
  </office:meta>
</office:document-meta>
</file>